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18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2">
          <table:table-cell/>
          <table:table-cell table:style-name="ce3"/>
          <table:table-cell table:number-columns-repeated="11"/>
        </table:table-row>
        <table:table-row table:style-name="ro3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3">
          <table:table-cell table:style-name="ce1"/>
          <table:table-cell table:style-name="ce3"/>
          <table:table-cell table:number-columns-repeated="11"/>
        </table:table-row>
        <table:table-row table:style-name="ro2">
          <table:table-cell/>
          <table:table-cell table:style-name="ce4" office:value-type="string">
            <text:p>(make sure to keep this file in alphabetical order for English !)</text:p>
          </table:table-cell>
          <table:table-cell table:number-columns-repeated="11"/>
        </table:table-row>
        <table:table-row table:style-name="ro2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2">
          <table:table-cell/>
          <table:table-cell table:style-name="ce4"/>
          <table:table-cell table:number-columns-repeated="11"/>
        </table:table-row>
        <table:table-row table:style-name="ro2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2">
          <table:table-cell/>
          <table:table-cell table:style-name="ce3"/>
          <table:table-cell table:number-columns-repeated="11"/>
        </table:table-row>
        <table:table-row table:style-name="ro2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2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2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2">
          <table:table-cell table:style-name="ce2"/>
          <table:table-cell table:number-columns-repeated="12"/>
        </table:table-row>
        <table:table-row table:style-name="ro2">
          <table:table-cell table:style-name="ce2"/>
          <table:table-cell table:style-name="ce8"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8"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8" office:value-type="string">
            <text:p>Beam (=steel bar)</text:p>
          </table:table-cell>
          <table:table-cell office:value-type="string">
            <text:p>balk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8" office:value-type="string">
            <text:p>Boulder</text:p>
          </table:table-cell>
          <table:table-cell office:value-type="string">
            <text:p>ste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ke</text:p>
          </table:table-cell>
          <table:table-cell office:value-type="string">
            <text:p>col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ke+Mentos bottle</text:p>
          </table:table-cell>
          <table:table-cell office:value-type="string">
            <text:p>Coke-Mentos fles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Coke+Mentos fountain</text:p>
          </table:table-cell>
          <table:table-cell office:value-type="string">
            <text:p>Coke-Mentos geiser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et Cok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oal Editor</text:p>
          </table:table-cell>
          <table:table-cell office:value-type="string">
            <text:p>doel edito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ammer</text:p>
          </table:table-cell>
          <table:table-cell office:value-type="string">
            <text:p>ham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Help</text:p>
          </table:table-cell>
          <table:table-cell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Jumping Jack</text:p>
          </table:table-cell>
          <table:table-cell office:value-type="string">
            <text:p>Houten Klaas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leve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level creator</text:p>
          </table:table-cell>
          <table:table-cell office:value-type="string">
            <text:p>levelschepp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entos</text:p>
          </table:table-cell>
          <table:table-cell office:value-type="string">
            <text:p>Mentos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2">
          <table:table-cell/>
          <table:table-cell table:number-columns-repeated="2" office:value-type="string">
            <text:p>OK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stit</text:p>
          </table:table-cell>
          <table:table-cell office:value-type="string">
            <text:p>Post-i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ost-it Boy</text:p>
          </table:table-cell>
          <table:table-cell office:value-type="string">
            <text:p>Post-it Boy (geen lidwoord gebruiken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Property</text:p>
          </table:table-cell>
          <table:table-cell office:value-type="string">
            <text:p>eigenschap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amp</text:p>
          </table:table-cell>
          <table:table-cell office:value-type="string">
            <text:p>helling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tyrofoam</text:p>
          </table:table-cell>
          <table:table-cell office:value-type="string">
            <text:p>piepschuim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ool Box</text:p>
          </table:table-cell>
          <table:table-cell office:value-type="string">
            <text:p>gereedschapskist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Viewer</text:p>
          </table:table-cell>
          <table:table-cell office:value-type="string">
            <text:p>lezer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Wood bar</text:p>
          </table:table-cell>
          <table:table-cell office:value-type="string">
            <text:p>houten balk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2" table:number-rows-repeated="65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7:Sheet1.E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1/10/2010</text:date>, <text:time>13:4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14T16:25:47</meta:creation-date>
    <dc:date>2010-11-10T13:41:43</dc:date>
    <meta:editing-duration>PT03H28M56S</meta:editing-duration>
    <meta:editing-cycles>37</meta:editing-cycles>
    <meta:generator>OpenOffice.org/3.2$Unix OpenOffice.org_project/320m19$Build-9505</meta:generator>
    <meta:document-statistic meta:table-count="3" meta:cell-count="101" meta:object-count="0"/>
  </office:meta>
</office:document-meta>
</file>